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ITC Bookman Light" svg:font-family="'ITC Bookman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86.2pt"/>
    </style:style>
    <style:style style:name="co4" style:family="table-column">
      <style:table-column-properties fo:break-before="auto" style:column-width="140.06pt"/>
    </style:style>
    <style:style style:name="co5" style:family="table-column">
      <style:table-column-properties fo:break-before="auto" style:column-width="116.56pt"/>
    </style:style>
    <style:style style:name="co6" style:family="table-column">
      <style:table-column-properties fo:break-before="auto" style:column-width="141.99pt"/>
    </style:style>
    <style:style style:name="co7" style:family="table-column">
      <style:table-column-properties fo:break-before="auto" style:column-width="76.39pt"/>
    </style:style>
    <style:style style:name="ro1" style:family="table-row">
      <style:table-row-properties style:row-height="24.24pt" fo:break-before="auto" style:use-optimal-row-height="true"/>
    </style:style>
    <style:style style:name="ro2" style:family="table-row">
      <style:table-row-properties style:row-height="247.75pt" fo:break-before="auto" style:use-optimal-row-height="true"/>
    </style:style>
    <style:style style:name="ro3" style:family="table-row">
      <style:table-row-properties style:row-height="191.76pt" fo:break-before="auto" style:use-optimal-row-height="true"/>
    </style:style>
    <style:style style:name="ro4" style:family="table-row">
      <style:table-row-properties style:row-height="180.54pt" fo:break-before="auto" style:use-optimal-row-height="true"/>
    </style:style>
    <style:style style:name="ro5" style:family="table-row">
      <style:table-row-properties style:row-height="273.2pt" fo:break-before="auto" style:use-optimal-row-height="false"/>
    </style:style>
    <style:style style:name="ro6" style:family="table-row">
      <style:table-row-properties style:row-height="169.4pt" fo:break-before="auto" style:use-optimal-row-height="true"/>
    </style:style>
    <style:style style:name="ro7" style:family="table-row">
      <style:table-row-properties style:row-height="295.06pt" fo:break-before="auto" style:use-optimal-row-height="false"/>
    </style:style>
    <style:style style:name="ro8" style:family="table-row">
      <style:table-row-properties style:row-height="229.61pt" fo:break-before="auto" style:use-optimal-row-height="false"/>
    </style:style>
    <style:style style:name="ro9" style:family="table-row">
      <style:table-row-properties style:row-height="150.15pt" fo:break-before="auto" style:use-optimal-row-height="false"/>
    </style:style>
    <style:style style:name="ro10" style:family="table-row">
      <style:table-row-properties style:row-height="79.85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74pt solid #ffffff"/>
      <style:paragraph-properties fo:text-align="start" fo:margin-left="0pt"/>
      <style:text-properties fo:color="#ffffff" fo:font-weight="bold" style:font-weight-asian="bold" style:font-weight-complex="600" fo:hyphenate="tru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0000" fo:wrap-option="wrap" fo:border="0.74pt solid #ffffff"/>
      <style:text-properties fo:color="#ffffff" fo:font-weight="bold" style:font-weight-asian="bold" style:font-weight-complex="600" fo:hyphenate="true"/>
    </style:style>
    <style:style style:name="ce4" style:family="table-cell" style:parent-style-name="Default">
      <style:table-cell-properties fo:background-color="#000000" style:text-align-source="fix" style:repeat-content="false" fo:wrap-option="wrap" fo:border="0.74pt solid #ffffff" style:vertical-align="top"/>
      <style:paragraph-properties fo:text-align="start"/>
      <style:text-properties fo:color="#ffffff" fo:font-weight="bold" style:font-weight-asian="bold" style:font-weight-complex="600" fo:hyphenate="true"/>
    </style:style>
    <style:style style:name="ce5" style:family="table-cell" style:parent-style-name="Default">
      <style:table-cell-properties fo:wrap-option="wrap"/>
      <style:text-properties style:font-name="Calibri" style:font-weight-asian="bold" style:font-weight-complex="bold"/>
    </style:style>
  </office:automatic-styles>
  <office:body>
    <office:spreadsheet>
      <table:calculation-settings table:automatic-find-labels="false"/>
      <table:table table:name="Part 1, 4.1.10  Type 8 Packet Form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Specification Revision</text:p>
          </table:table-cell>
          <table:table-cell table:style-name="ce3" office:value-type="string" calcext:value-type="string">
            <text:p>Specification Section</text:p>
          </table:table-cell>
          <table:table-cell table:style-name="ce4" office:value-type="string" calcext:value-type="string">
            <text:p>Specification Feature</text:p>
          </table:table-cell>
          <table:table-cell table:style-name="ce3" office:value-type="string" calcext:value-type="string">
            <text:p>Test Checking Type</text:p>
          </table:table-cell>
          <table:table-cell table:style-name="ce4" office:value-type="string" calcext:value-type="string">
            <text:p>Test Implementation Details</text:p>
          </table:table-cell>
          <table:table-cell table:style-name="ce3" office:value-type="string" calcext:value-type="string">
            <text:p>Test Name</text:p>
          </table:table-cell>
          <table:table-cell table:style-name="ce3" office:value-type="string" calcext:value-type="string">
            <text:p>Test Status</text:p>
          </table:table-cell>
          <table:table-cell table:style-name="ce3" office:value-type="string" calcext:value-type="string">
            <text:p>Designer 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Four Byte Access (Read), DUT Receiving and responding</text:p>
          </table:table-cell>
          <table:table-cell table:style-name="ce5" office:value-type="string" calcext:value-type="string">
            <text:p>Directed test check/Functional coverage</text:p>
          </table:table-cell>
          <table:table-cell office:value-type="string" calcext:value-type="string">
            <text:p>After the device under test is initialized, perform a 4-byte read to a valid register (rdsize = 8, wdptr = 0b0). <text:s/>The read should return valid data from the upper <text:s/>4 bytes of the addressed word. <text:s/>Repeat with rdsize 8, wdptr 1 and verify the lower eight bytes are valid. <text:s/>In all cases, verify the read response is properly constructed per 4.1.10, Figure 4-4 with an FTYPE of 8, Transaction of 2, targetTID matching the srcTID, with a status of DONE (unless a implementation specific ERROR scenario is under test). <text:s/>Although this is a fourbyte read, the DUT MUST return eight bytes, with the valid data properly aligned.</text:p>
          </table:table-cell>
          <table:table-cell table:number-columns-repeated="2"/>
          <table:table-cell office:value-type="string" calcext:value-type="string">
            <text:p>Any device supporting maintance must support 4 byte access at a minimum (4.1.10, paragraph 1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Eight Byte Access (Read), DUT Receiving and responding – Optional Support</text:p>
          </table:table-cell>
          <table:table-cell table:style-name="ce5" office:value-type="string" calcext:value-type="string">
            <text:p>Directed test check/Functional coverage</text:p>
          </table:table-cell>
          <table:table-cell office:value-type="string" calcext:value-type="string">
            <text:p>After the device under test is initialized, perform a 8-byte read to a valid register (rdsize = 11, wdptr = 0b0). <text:s/>The read should return valid datawith a single 8 byte word payload, valid data on all bytes. In all cases, verify the read response is properly constructed per 4.1.10, Figure 4-4 with an FTYPE of 8,Transaction of 2, targetTID matching the srcTID, with a status of DONE (unless a implementation specific ERROR scenario is under test). <text:s/></text:p>
          </table:table-cell>
          <table:table-cell table:number-columns-repeated="2"/>
          <table:table-cell office:value-type="string" calcext:value-type="string">
            <text:p>A device does not need to support <text:s/>access other than four bytes, so this testcase can be skipped depending on the device features. (4.1.10, paragraph 1)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Sixteen Byte Access (Read), DUT Receiving and responding - <text:s/>– Optional Support</text:p>
          </table:table-cell>
          <table:table-cell table:style-name="ce5" office:value-type="string" calcext:value-type="string">
            <text:p>Directed test check/Functional coverage</text:p>
          </table:table-cell>
          <table:table-cell office:value-type="string" calcext:value-type="string">
            <text:p>After the device under test is initialized, perform a 16-byte read to a valid register (rdsize = 11, wdptr = 0b1). <text:s/>The read should return valid datawith a two 8-byte word payload, valid data on all bytes. In all cases, verify the read response is properly constructed per 4.1.10, Figure 4-4 with an FTYPE of 8, Transaction of 2, targetTID matching the srcTID, with a status of DONE (unless a implementation specific ERROR scenario is under test). </text:p>
          </table:table-cell>
          <table:table-cell table:number-columns-repeated="2"/>
          <table:table-cell office:value-type="string" calcext:value-type="string">
            <text:p>A device does not need to support <text:s/>access other than four bytes, so this testcase can be skipped depending on the device features. (4.1.10, paragraph 1)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32 Byte Access (Read), DUT Receiving and responding - <text:s/>– Optional Support</text:p>
          </table:table-cell>
          <table:table-cell table:style-name="ce5" office:value-type="string" calcext:value-type="string">
            <text:p>Directed test check/Functional coverage</text:p>
          </table:table-cell>
          <table:table-cell office:value-type="string" calcext:value-type="string">
            <text:p>After the device under test is initialized, perform a 32-byte read to a valid register (rdsize = 12, wdptr = 0b0). <text:s/>The read should return valid datawith a four 8-byte word payload, valid data on all bytes. In all cases, verify the read response is properly constructed per 4.1.10, Figure 4-4 with an FTYPE of 8, Transaction of 2, targetTID matching the srcTID, with a status of DONE (unless a implementation specific ERROR scenario is under test). </text:p>
          </table:table-cell>
          <table:table-cell table:number-columns-repeated="2"/>
          <table:table-cell office:value-type="string" calcext:value-type="string">
            <text:p>A device does not need to support <text:s/>access other than four bytes, so this testcase can be skipped depending on the device features. (4.1.10, paragraph 1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64 Byte Access (Read), DUT Receiving and responding - <text:s/>– Optional Support</text:p>
          </table:table-cell>
          <table:table-cell table:style-name="ce5" office:value-type="string" calcext:value-type="string">
            <text:p>Directed test check/Functional coverage</text:p>
          </table:table-cell>
          <table:table-cell office:value-type="string" calcext:value-type="string">
            <text:p>After the device under test is initialized, perform a 64-byte read to a valid register (rdsize = 12, wdptr = 0b1). <text:s/>The read should return valid data with <text:s/>eight, 64-bit words in its payload, valid data on all bytes. In all cases, verify the read response is properly constructed per 4.1.10, Figure 4-4 with an FTYPE of 8, Transaction of 2, targetTID matching the srcTID, with a status of DONE (unless a implementation specific ERROR scenario is under test). <text:s/></text:p>
          </table:table-cell>
          <table:table-cell table:number-columns-repeated="2"/>
          <table:table-cell office:value-type="string" calcext:value-type="string">
            <text:p>A device does not need to support <text:s/>access other than four bytes, so this testcase can be skipped depending on the device features. (4.1.10, paragraph 1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Four Byte Access (Write), DUT Receiving and responding</text:p>
          </table:table-cell>
          <table:table-cell table:style-name="ce5" office:value-type="string" calcext:value-type="string">
            <text:p>Directed test check/Functional coverage</text:p>
          </table:table-cell>
          <table:table-cell office:value-type="string" calcext:value-type="string">
            <text:p>After the device under test is initialized, perform a 4-byte write to a valid register (wrsize = 8, wdptr = 0b0). <text:s/>The write should replace the <text:s text:c="2"/>4 bytes of the addressed word. <text:s/>Verify the other bytes are not affected. <text:s text:c="2"/>Repeat with wrsize 8, wdptr 1 and verify the lower eight bytes are valid. <text:s/>In all cases, verify the write response is properly constructed per 4.1.10, Figure 4-4 with an FTYPE of 8, Transaction of 3, targetTID matching the srcTID, with a status of DONE (unless a implementation specific ERROR scenario is under test). The transaction field should have a setting of 0 (Response without data).</text:p>
          </table:table-cell>
          <table:table-cell table:number-columns-repeated="2"/>
          <table:table-cell office:value-type="string" calcext:value-type="string">
            <text:p>Any device supporting maintance must support 4 byte access at a minimum (4.1.10, paragraph 1)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Eight Byte Access (Write), DUT Receiving and responding – Optional Support</text:p>
          </table:table-cell>
          <table:table-cell table:style-name="ce5" office:value-type="string" calcext:value-type="string">
            <text:p>Directed test check/Functional coverage</text:p>
          </table:table-cell>
          <table:table-cell office:value-type="string" calcext:value-type="string">
            <text:p>After the device under test is initialized, perform a 8-byte write to a valid register (wrsize = 11, wdptr = 0b0). <text:s/>Verify the write took affect with a read. <text:s/>Repeat with wrsize 8, wdptr 1 and verify the lower eight bytes are valid. <text:s/>In all cases, verify the write response is properly constructed per 4.1.10, Figure 4-4 with an FTYPE of 8,Transaction of 3, targetTID matching the srcTID, with a status of DONE (unless a implementation specific ERROR scenario is under test).</text:p>
          </table:table-cell>
          <table:table-cell table:number-columns-repeated="2"/>
          <table:table-cell office:value-type="string" calcext:value-type="string">
            <text:p>A device does not need to support <text:s/>access other than four bytes, so this testcase can be skipped depending on the device features. (4.1.10, paragraph 1)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Sixteen Byte Access (Write), DUT Receiving and responding – Optional Support</text:p>
          </table:table-cell>
          <table:table-cell table:style-name="ce5" office:value-type="string" calcext:value-type="string">
            <text:p>Directed test check/Functional coverage</text:p>
          </table:table-cell>
          <table:table-cell office:value-type="string" calcext:value-type="string">
            <text:p>After the device under test is initialized, perform a 16-byte write to a valid register (wrsize = 11, wdptr = 0b1). <text:s/>Verify the write took affect with a read. <text:s text:c="2"/>In all cases, verify the write response is properly constructed per 4.1.10, Figure 4-4 with an FTYPE of 8, Transaction of 3, targetTID matching the srcTID, with a status of DONE (unless a implementation specific ERROR scenario is under test).</text:p>
          </table:table-cell>
          <table:table-cell table:number-columns-repeated="2"/>
          <table:table-cell office:value-type="string" calcext:value-type="string">
            <text:p>A device does not need to support <text:s/>access other than four bytes, so this testcase can be skipped depending on the device features. (4.1.10, paragraph 1)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32 <text:s/>Byte Access (Write), DUT Receiving and responding – Optional Support</text:p>
          </table:table-cell>
          <table:table-cell table:style-name="ce5" office:value-type="string" calcext:value-type="string">
            <text:p>Directed test check/Functional coverage</text:p>
          </table:table-cell>
          <table:table-cell office:value-type="string" calcext:value-type="string">
            <text:p>After the device under test is initialized, perform a 32-byte write to a valid register (wrsize = 12, wdptr = 0b0). <text:s/>Verify the write took affect with a read. In all cases, verify the write response is properly constructed per 4.1.10, Figure 4-4 with an FTYPE of 8, Transaction of 3, targetTID matching the srcTID, with a status of DONE (unless a implementation specific ERROR scenario is under test) .The transaction field should have a setting of 0 (Response without data).</text:p>
          </table:table-cell>
          <table:table-cell table:number-columns-repeated="2"/>
          <table:table-cell office:value-type="string" calcext:value-type="string">
            <text:p>A device does not need to support <text:s/>access other than four bytes, so this testcase can be skipped depending on the device features. (4.1.10, paragraph 1)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64 Byte Access (Write), DUT Receiving and responding – Optional support</text:p>
          </table:table-cell>
          <table:table-cell table:style-name="ce5" office:value-type="string" calcext:value-type="string">
            <text:p>Directed test check/Functional coverage</text:p>
          </table:table-cell>
          <table:table-cell office:value-type="string" calcext:value-type="string">
            <text:p>After the device under test is initialized, perform a 64-byte write to a valid register (wrsize = 12, wdptr = 0b1). <text:s/>Verify the write took affect with a read. <text:s/>In all cases, verify the write response is properly constructed per 4.1.10, Figure 4-4 with an FTYPE of 8, Transaction of 3, targetTID matching the srcTID, with a status of DONE (unless a implementation specific ERROR scenario is under test).</text:p>
          </table:table-cell>
          <table:table-cell table:number-columns-repeated="2"/>
          <table:table-cell office:value-type="string" calcext:value-type="string">
            <text:p>A device does not need to support <text:s/>access other than four bytes, so this testcase can be skipped depending on the device features. (4.1.10, paragraph 1)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Acceptance of Port Write</text:p>
          </table:table-cell>
          <table:table-cell table:style-name="ce5" office:value-type="string" calcext:value-type="string">
            <text:p>Directed test check/Functional coverage</text:p>
          </table:table-cell>
          <table:table-cell office:value-type="string" calcext:value-type="string">
            <text:p>Verify that a port write to an endpoint does not cause a write response</text:p>
          </table:table-cell>
          <table:table-cell table:number-columns-repeated="2"/>
          <table:table-cell office:value-type="string" calcext:value-type="string">
            <text:p>All other aspects or port write acceptance are really design dependent. There may well be limitations on size and format for a particular design.</text:p>
          </table:table-cell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Read request from device under test – read size</text:p>
          </table:table-cell>
          <table:table-cell table:style-name="ce5" office:value-type="string" calcext:value-type="string">
            <text:p>Directed test check/Functional coverage and checking assertions or scoreboard check of packet fields.</text:p>
          </table:table-cell>
          <table:table-cell office:value-type="string" calcext:value-type="string">
            <text:p>The method of starting a read request will be implementation specific. Verify the device's read request size is constructed legally per. 4.1.10, only requesting a four byte (either lane), eight, sizteen, 32, or 64 byte access. <text:s/>Other sizes should be flagged as an error and fail the test.</text:p>
          </table:table-cell>
          <table:table-cell table:number-columns-repeated="2"/>
          <table:table-cell office:value-type="string" calcext:value-type="string">
            <text:p>Only relevant if the device is an endpoint acting as master, or a switch passing through T8 packets.</text:p>
          </table:table-cell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Read request from device under test – transaction</text:p>
          </table:table-cell>
          <table:table-cell table:style-name="ce5" office:value-type="string" calcext:value-type="string">
            <text:p>Directed test check/Functional coverage and checking assertions or scoreboard check of packet fields.</text:p>
          </table:table-cell>
          <table:table-cell office:value-type="string" calcext:value-type="string">
            <text:p>The method of starting a read request will be implementation specific. Verify the device's transaction field is set to 0 for a T8 read request. Any other setting should be flagged as an error and fail the test.</text:p>
          </table:table-cell>
          <table:table-cell table:number-columns-repeated="2"/>
          <table:table-cell office:value-type="string" calcext:value-type="string">
            <text:p>Only relevant if the device is an endpoint acting as master, or a switch passing through T8 packets.</text:p>
          </table:table-cell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Read request from device under test – ftype</text:p>
          </table:table-cell>
          <table:table-cell table:style-name="ce5" office:value-type="string" calcext:value-type="string">
            <text:p>Directed test check/Functional coverage and checking assertions or scoreboard check of packet fields.</text:p>
          </table:table-cell>
          <table:table-cell office:value-type="string" calcext:value-type="string">
            <text:p>The method of starting a read request will be implementation specific. Verify the device's ftype field is set to 8 for a T8 read request. Any other setting should be flagged as an error and fail the test.</text:p>
          </table:table-cell>
          <table:table-cell table:number-columns-repeated="2"/>
          <table:table-cell office:value-type="string" calcext:value-type="string">
            <text:p>Only relevant if the device is an endpoint acting as master, or a switch passing through T8 packets.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Writerequest from device under test – write size</text:p>
          </table:table-cell>
          <table:table-cell table:style-name="ce5" office:value-type="string" calcext:value-type="string">
            <text:p>Directed test check/Functional coverage and checking assertions or scoreboard check of packet fields.</text:p>
          </table:table-cell>
          <table:table-cell office:value-type="string" calcext:value-type="string">
            <text:p>The method of starting a write request will be implementation specific. Verify the device's wrute request size is constructed legally per. 4.1.10, only requesting a four byte (either lane), eight, sizteen, 32, or 64 byte access. <text:s/>Other sizes should be flagged as an error and fail the test. <text:s/>Verify the write data is a multiple of 8 bytes (a 4 byte write transaction will have 4 bytes of 'don't care' data, that should be disregarded.</text:p>
          </table:table-cell>
          <table:table-cell table:number-columns-repeated="2"/>
          <table:table-cell office:value-type="string" calcext:value-type="string">
            <text:p>Only relevant if the device is an endpoint acting as master, or a switch passing through T8 packets.</text:p>
          </table:table-cell>
        </table:table-row>
        <table:table-row table:style-name="ro10"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Write request from device under test – transaction</text:p>
          </table:table-cell>
          <table:table-cell table:style-name="ce5" office:value-type="string" calcext:value-type="string">
            <text:p>Directed test check/Functional coverage and checking assertions or scoreboard check of packet fields.</text:p>
          </table:table-cell>
          <table:table-cell office:value-type="string" calcext:value-type="string">
            <text:p>The method of starting a read request will be implementation specific. Verify the device's transaction field is set to 1 for a T8 write request. Any other setting should be flagged as an error and fail the test.</text:p>
          </table:table-cell>
          <table:table-cell table:number-columns-repeated="2"/>
          <table:table-cell office:value-type="string" calcext:value-type="string">
            <text:p>Only relevant if the device is an endpoint acting as master, or a switch passing through T8 packets.</text:p>
          </table:table-cell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Write request from device under test – ftype</text:p>
          </table:table-cell>
          <table:table-cell table:style-name="ce5" office:value-type="string" calcext:value-type="string">
            <text:p>Directed test check/Functional coverage and checking assertions or scoreboard check of packet fields.</text:p>
          </table:table-cell>
          <table:table-cell office:value-type="string" calcext:value-type="string">
            <text:p>The method of starting a write <text:s/>request will be implementation specific. Verify the device's ftype field is set to 8 for a T8 write request. Any other setting should be flagged as an error and fail the test.</text:p>
          </table:table-cell>
          <table:table-cell table:number-columns-repeated="2"/>
          <table:table-cell office:value-type="string" calcext:value-type="string">
            <text:p>Only relevant if the device is an endpoint acting as master, or a switch passing through T8 packets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Generation <text:s/>of Port Write</text:p>
          </table:table-cell>
          <table:table-cell table:style-name="ce5" office:value-type="string" calcext:value-type="string">
            <text:p>Directed test check/Functional coverage</text:p>
          </table:table-cell>
          <table:table-cell office:value-type="string" calcext:value-type="string">
            <text:p>Verify that a generated port write from an endpoint has the correct ftype (8) and transaction (4). <text:s/>Verify that the status field is 7 or a legal implementation defined value (12-15). <text:s/>Verify that the port write data follows the same rules as other maintenance transactions with data (4 to 64 bytes of valid data, wrsize/wdptr is accurate, payload is a multiple of eight bytes).</text:p>
          </table:table-cell>
          <table:table-cell table:number-columns-repeated="2"/>
          <table:table-cell office:value-type="string" calcext:value-type="string">
            <text:p>All other aspects or port write generation <text:s/>are really design dependent. (and a design is nto required to have the ability to generate them). There may well be limitations on size and format for a particular design.</text:p>
          </table:table-cell>
        </table:table-row>
        <table:table-row table:style-name="ro11" table:number-rows-repeated="1048556">
          <table:table-cell table:number-columns-repeated="9"/>
        </table:table-row>
        <table:table-row table:style-name="ro1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ITC Bookman Light" svg:font-family="'ITC Bookman Light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 style:data-style-name="N2" text:time-value="12:57:01.0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9:38:04.120855990</meta:creation-date>
    <dc:date>2018-09-16T15:12:22.502000000</dc:date>
    <meta:editing-duration>PT21H1M42S</meta:editing-duration>
    <meta:editing-cycles>22</meta:editing-cycles>
    <meta:generator>LibreOffice/5.0.2.2$Windows_X86_64 LibreOffice_project/37b43f919e4de5eeaca9b9755ed688758a8251fe</meta:generator>
    <meta:document-statistic meta:table-count="1" meta:cell-count="135" meta:object-count="0"/>
  </office:meta>
</office:document-meta>
</file>